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A2109B9998037F97.png" manifest:media-type="image/png"/>
  <manifest:file-entry manifest:full-path="Pictures/100000010000080000000800353DFB0679F683E0.png" manifest:media-type="image/png"/>
  <manifest:file-entry manifest:full-path="Pictures/100000010000020000000200EC1AA3562C006941.png" manifest:media-type="image/png"/>
  <manifest:file-entry manifest:full-path="Pictures/10000001000002000000020071F47A703C080653.png" manifest:media-type="image/png"/>
  <manifest:file-entry manifest:full-path="Pictures/1000000100000200000002008E114861ED1E1765.png" manifest:media-type="image/png"/>
  <manifest:file-entry manifest:full-path="Pictures/10000001000002000000020007EFF1876EC26C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5cm" svg:height="3.5cm" svg:x="15.2cm" svg:y="0cm">
            <draw:image xlink:href="Pictures/10000001000002000000020007EFF1876EC26C55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3.827cm" svg:y="0cm">
            <draw:image xlink:href="Pictures/10000001000002000000020071F47A703C080653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11.65cm" svg:y="0cm">
            <draw:image xlink:href="Pictures/100000010000020000000200EC1AA3562C006941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7.6cm" svg:y="0cm">
            <draw:image xlink:href="Pictures/1000000100000200000002008E114861ED1E1765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0.3cm" svg:y="0cm">
            <draw:image xlink:href="Pictures/100000010000008000000080A2109B9998037F97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2.85cm" svg:height="2.85cm" svg:x="18.7cm" svg:y="0.325cm">
          <draw:image xlink:href="Pictures/100000010000080000000800353DFB0679F683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2:57:11.831697182</meta:creation-date>
    <dc:date>2024-02-11T14:10:24.910370460</dc:date>
    <meta:editing-duration>PT4M4S</meta:editing-duration>
    <meta:editing-cycles>2</meta:editing-cycles>
    <meta:generator>LibreOffice/7.4.7.2$Linux_X86_64 LibreOffice_project/40$Build-2</meta:generator>
    <meta:document-statistic meta:object-count="7"/>
  </office:meta>
</office:document-meta>
</file>